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A0000010BCF4A0E0CA551C44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eiryo UI" svg:font-family="'Meiryo UI'" style:font-family-generic="moder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ゴシック1" svg:font-family="游ゴシック" style:font-family-generic="modern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8000" draw:opacity="29%" draw:textarea-horizontal-align="justify" draw:textarea-vertical-align="middle" draw:auto-grow-height="false" fo:min-height="0.552cm" fo:min-width="18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09cm"/>
      <style:paragraph-properties style:writing-mode="lr-tb"/>
    </style:style>
    <style:style style:name="gr4" style:family="graphic" style:parent-style-name="standard">
      <style:graphic-properties svg:stroke-width="0.106cm" svg:stroke-color="#2a6099" draw:marker-start-width="0.359cm" draw:marker-end-width="0.359cm" draw:fill="none" draw:textarea-vertical-align="middle" draw:auto-grow-height="false" fo:min-height="6.175cm" fo:min-width="0cm" fo:padding-top="0.178cm" fo:padding-bottom="0.178cm" fo:padding-left="0.303cm" fo:padding-right="0.303cm" fo:wrap-option="wrap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413cm"/>
      <style:paragraph-properties style:writing-mode="lr-tb"/>
    </style:style>
    <style:style style:name="gr6" style:family="graphic" style:parent-style-name="standard">
      <style:graphic-properties svg:stroke-width="0.106cm" svg:stroke-color="#3faf46" draw:marker-start-width="0.359cm" draw:marker-end-width="0.359cm" draw:fill="none" draw:textarea-horizontal-align="justify" draw:textarea-vertical-align="middle" draw:auto-grow-height="false" fo:min-height="7.374cm" fo:min-width="1.894cm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805cm"/>
      <style:paragraph-properties style:writing-mode="lr-tb"/>
    </style:style>
    <style:style style:name="gr8" style:family="graphic">
      <style:graphic-properties style:protect="size"/>
    </style:style>
    <style:style style:name="pr1" style:family="presentation" style:parent-style-name="標準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8000" draw:opacity="29%"/>
      <style:paragraph-properties fo:text-align="center"/>
    </style:style>
    <style:style style:name="P3" style:family="paragraph">
      <style:text-properties fo:font-weight="bold" style:font-size-asian="18pt" style:font-weight-asian="bold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color="#ff8000" loext:opacity="100%" style:font-name="Meiryo UI" fo:font-size="18pt" fo:font-weight="bold" style:font-name-asian="Meiryo UI" style:font-size-asian="18pt" style:font-weight-asian="bold" style:font-size-complex="18pt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color="#2a6099" loext:opacity="100%" style:font-name="Meiryo UI" fo:font-size="18pt" fo:font-weight="bold" style:font-name-asian="Meiryo UI" style:font-size-asian="18pt" style:font-weight-asian="bold" style:font-size-complex="18pt" style:font-weight-complex="bold"/>
    </style:style>
    <style:style style:name="P6" style:family="paragraph">
      <loext:graphic-properties draw:fill="none" draw:fill-color="#ffffff"/>
      <style:paragraph-properties style:writing-mode="lr-tb"/>
      <style:text-properties fo:color="#3faf46" loext:opacity="100%" style:font-name="Meiryo UI" fo:font-size="18pt" fo:font-weight="bold" style:font-name-asian="Meiryo UI" style:font-size-asian="18pt" style:font-weight-asian="bold" style:font-size-complex="18pt" style:font-weight-complex="bold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fo:color="#ff8000" loext:opacity="100%" style:font-name="Meiryo UI" fo:font-size="18pt" fo:font-weight="bold" style:font-name-asian="Meiryo UI" style:font-size-asian="18pt" style:font-weight-asian="bold" style:font-size-complex="18pt" style:font-weight-complex="bold"/>
    </style:style>
    <style:style style:name="T2" style:family="text">
      <style:text-properties fo:color="#2a6099" loext:opacity="100%" style:font-name="Meiryo UI" fo:font-size="18pt" fo:font-weight="bold" style:font-name-asian="Meiryo UI" style:font-size-asian="18pt" style:font-weight-asian="bold" style:font-size-complex="18pt" style:font-weight-complex="bold"/>
    </style:style>
    <style:style style:name="T3" style:family="text">
      <style:text-properties fo:color="#3faf46" loext:opacity="100%" style:font-name="Meiryo UI" fo:font-size="18pt" fo:font-weight="bold" style:font-name-asian="Meiryo UI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draw:style-name="gr1" draw:text-style-name="P1" draw:layer="layout" svg:width="19.007cm" svg:height="8.428cm" svg:x="7.993cm" svg:y="3.072cm">
          <draw:image xlink:href="Pictures/100000010000025A0000010BCF4A0E0CA551C44F.png" xlink:type="simple" xlink:show="embed" xlink:actuate="onLoad" draw:mime-type="image/png">
            <text:p/>
          </draw:image>
        </draw:frame>
        <draw:custom-shape draw:style-name="gr2" draw:text-style-name="P2" draw:layer="layout" svg:width="19cm" svg:height="0.802cm" svg:x="8cm" svg:y="3.7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7cm" svg:height="1.859cm" svg:x="0.5cm" svg:y="3.626cm">
          <draw:text-box>
            <text:p text:style-name="P3"><text:span text:style-name="T1">列名・カラム名・変数名</text:span></text:p>
          </draw:text-box>
        </draw:frame>
        <draw:custom-shape draw:style-name="gr4" draw:text-style-name="P1" draw:layer="layout" svg:width="0.999cm" svg:height="6.777cm" svg:x="6.755cm" svg:y="4.67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5" draw:layer="layout" svg:width="6cm" svg:height="2.663cm" svg:x="1cm" svg:y="7.317cm">
          <draw:text-box>
            <text:p text:style-name="P3"><text:span text:style-name="T2">個々のケースまたは</text:span></text:p>
            <text:p text:style-name="P3"><text:span text:style-name="T2">オブザベーション</text:span></text:p>
          </draw:text-box>
        </draw:frame>
        <draw:custom-shape draw:style-name="gr6" draw:text-style-name="P1" draw:layer="layout" svg:width="2.5cm" svg:height="7.73cm" svg:x="9cm" svg:y="3.77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2.5cm" svg:height="1.055cm" svg:x="9.251cm" svg:y="1.77cm">
          <draw:text-box>
            <text:p text:style-name="P3"><text:span text:style-name="T3">変数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eiryo UI" svg:font-family="'Meiryo UI'" style:font-family-generic="moder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ゴシック1" svg:font-family="游ゴシック" style:font-family-generic="modern" style:font-pitch="variable"/>
    <style:font-face style:name="游明朝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標準" style:page-layout-name="PM1" draw:style-name="Mdp1"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1-11T22:56:08.183000000</dc:date>
    <meta:editing-duration>PT9M12S</meta:editing-duration>
    <meta:editing-cycles>2</meta:editing-cycles>
    <meta:generator>LibreOffice/7.2.0.4$Windows_X86_64 LibreOffice_project/9a9c6381e3f7a62afc1329bd359cc48accb6435b</meta:generator>
    <meta:document-statistic meta:object-count="30"/>
  </office:meta>
</office:document-meta>
</file>